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center" draw:textarea-vertical-align="middle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draw:fill="solid" draw:fill-color="#cccccc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end="Стили_20_стрелок_20_2" draw:fill="solid" draw:fill-color="#000000" draw:textarea-horizontal-align="center" draw:textarea-vertical-align="middle"/>
    </style:style>
    <style:style style:name="gr15" style:family="graphic" style:parent-style-name="standard">
      <style:graphic-properties draw:marker-end="Стили_20_стрелок_20_2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6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8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rect draw:style-name="gr1" draw:text-style-name="P1" draw:layer="layout" svg:width="2.562cm" svg:height="5.355cm" svg:x="10.834cm" svg:y="3.828cm">
          <text:p/>
        </draw:rect>
        <draw:circle draw:style-name="gr2" draw:text-style-name="P3" draw:id="id3" draw:layer="layout" svg:width="0.5cm" svg:height="0.5cm" svg:x="16.061cm" svg:y="5.5cm">
          <text:p text:style-name="P2"><text:span text:style-name="T1"><text:s/></text:span><text:span text:style-name="T1">_</text:span></text:p>
          <text:p text:style-name="P2"><text:span text:style-name="T1"><text:s text:c="7"/></text:span><text:span text:style-name="T1">|_ <text:s/></text:span></text:p>
          <text:p text:style-name="P2"><text:span text:style-name="T1"/></text:p>
        </draw:circle>
        <draw:circle draw:style-name="gr2" draw:text-style-name="P1" draw:id="id1" draw:layer="layout" svg:width="0.5cm" svg:height="0.5cm" svg:x="16.061cm" svg:y="7.5cm">
          <text:p text:style-name="P2"><text:span text:style-name="T1"><text:s/></text:span></text:p>
          <text:p text:style-name="P2"><text:span text:style-name="T1">_</text:span></text:p>
          <text:p text:style-name="P2"><text:span text:style-name="T1"><text:s text:c="7"/></text:span><text:span text:style-name="T1">|_ <text:s/></text:span></text:p>
          <text:p text:style-name="P2"><text:span text:style-name="T1"/></text:p>
          <text:p text:style-name="P2"><text:span text:style-name="T1"/></text:p>
        </draw:circle>
        <draw:circle draw:style-name="gr2" draw:text-style-name="P1" draw:id="id2" draw:layer="layout" svg:width="0.5cm" svg:height="0.5cm" svg:x="18.5cm" svg:y="6.479cm">
          <text:p text:style-name="P2"><text:span text:style-name="T2">/</text:span></text:p>
        </draw:circle>
        <draw:connector draw:style-name="gr3" draw:text-style-name="P4" draw:layer="layout" draw:type="lines" svg:x1="16.561cm" svg:y1="7.75cm" svg:x2="18.5cm" svg:y2="6.729cm" draw:start-shape="id1" draw:start-glue-point="1" draw:end-shape="id2" draw:end-glue-point="3">
          <text:p text:style-name="P2"><text:span text:style-name="T2">1</text:span></text:p>
        </draw:connector>
        <draw:connector draw:style-name="gr3" draw:text-style-name="P4" draw:layer="layout" draw:type="lines" svg:x1="16.561cm" svg:y1="5.75cm" svg:x2="18.5cm" svg:y2="6.729cm" draw:start-shape="id3" draw:start-glue-point="1" draw:end-shape="id2" draw:end-glue-point="3">
          <text:p text:style-name="P2"><text:span text:style-name="T2">1</text:span></text:p>
        </draw:connector>
        <draw:circle draw:style-name="gr4" draw:text-style-name="P1" draw:id="id4" draw:layer="layout" svg:width="0.5cm" svg:height="0.5cm" svg:x="12.061cm" svg:y="5.5cm">
          <text:p text:style-name="P2"><text:span text:style-name="T2">h</text:span></text:p>
        </draw:circle>
        <draw:ellipse draw:style-name="gr4" draw:text-style-name="P1" draw:id="id5" draw:layer="layout" svg:width="0.5cm" svg:height="0.468cm" svg:x="12cm" svg:y="7.5cm">
          <text:p text:style-name="P2"><text:span text:style-name="T2">w</text:span></text:p>
        </draw:ellipse>
        <draw:rect draw:style-name="gr4" draw:text-style-name="P4" draw:layer="layout" svg:width="2.583cm" svg:height="1.186cm" svg:x="10.813cm" svg:y="3.828cm">
          <text:p text:style-name="P2"><text:span text:style-name="T2">Вход</text:span></text:p>
        </draw:rect>
        <draw:connector draw:style-name="gr5" draw:text-style-name="P4" draw:layer="layout" draw:type="lines" svg:x1="12.561cm" svg:y1="5.75cm" svg:x2="16.061cm" svg:y2="5.75cm" draw:start-shape="id4" draw:start-glue-point="1" draw:end-shape="id3" draw:end-glue-point="3">
          <text:p text:style-name="P2"><text:span text:style-name="T2">1</text:span></text:p>
          <text:p text:style-name="P2"><text:span text:style-name="T2"/></text:p>
        </draw:connector>
        <draw:connector draw:style-name="gr5" draw:text-style-name="P4" draw:layer="layout" draw:type="lines" svg:x1="12.561cm" svg:y1="5.75cm" svg:x2="16.061cm" svg:y2="7.75cm" draw:start-shape="id4" draw:start-glue-point="1" draw:end-shape="id1" draw:end-glue-point="3">
          <text:p text:style-name="P2"><text:span text:style-name="T2"/></text:p>
          <text:p text:style-name="P2"><text:span text:style-name="T2"/></text:p>
          <text:p text:style-name="P2"><text:span text:style-name="T2"><text:s text:c="6"/></text:span><text:span text:style-name="T2">1</text:span></text:p>
        </draw:connector>
        <draw:connector draw:style-name="gr5" draw:text-style-name="P4" draw:layer="layout" draw:type="lines" svg:x1="12.5cm" svg:y1="7.734cm" svg:x2="16.061cm" svg:y2="5.75cm" draw:start-shape="id5" draw:start-glue-point="1" draw:end-shape="id3" draw:end-glue-point="3">
          <text:p text:style-name="P2"><text:span text:style-name="T2"><text:s text:c="7"/></text:span><text:span text:style-name="T2">-1</text:span></text:p>
          <text:p text:style-name="P2"><text:span text:style-name="T2"/></text:p>
          <text:p text:style-name="P2"><text:span text:style-name="T2"/></text:p>
        </draw:connector>
        <draw:connector draw:style-name="gr5" draw:text-style-name="P4" draw:layer="layout" draw:type="lines" svg:x1="12.5cm" svg:y1="7.734cm" svg:x2="16.061cm" svg:y2="7.75cm" draw:start-shape="id5" draw:start-glue-point="1" draw:end-shape="id1" draw:end-glue-point="3">
          <text:p text:style-name="P2"><text:span text:style-name="T2">-1</text:span></text:p>
          <text:p text:style-name="P2"><text:span text:style-name="T2"/></text:p>
        </draw:connector>
        <draw:g>
          <draw:rect draw:style-name="gr6" draw:text-style-name="P5" draw:layer="layout" svg:width="6.5cm" svg:height="6cm" svg:x="1.5cm" svg:y="3.5cm">
            <text:p/>
          </draw:rect>
          <draw:custom-shape draw:style-name="gr7" draw:text-style-name="P5" draw:layer="layout" svg:width="4cm" svg:height="4.5cm" svg:x="4cm" svg:y="5cm">
            <text:p/>
  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8" draw:text-style-name="P5" draw:layer="layout" svg:width="4.5cm" svg:height="4cm" svg:x="1.5cm" svg:y="3.5cm">
            <text:p/>
            <draw:enhanced-geometry svg:viewBox="0 0 21600 21600" draw:mirror-vertical="true" draw:mirror-horizontal="false" draw:glue-points="10800 0 5400 10800 0 21600 10800 21600 21600 21600 16200 10800" draw:text-areas="1900 12700 12700 19700" draw:type="right-triangle" draw:enhanced-path="M 0 0 L 21600 21600 0 21600 0 0 Z N"/>
          </draw:custom-shape>
        </draw:g>
        <draw:circle draw:style-name="gr2" draw:text-style-name="P4" draw:id="id6" draw:layer="layout" svg:width="0.5cm" svg:height="0.5cm" svg:x="12cm" svg:y="11cm">
          <text:p text:style-name="P2"><text:span text:style-name="T2">1</text:span></text:p>
        </draw:circle>
        <draw:connector draw:style-name="gr5" draw:text-style-name="P6" draw:layer="layout" draw:type="lines" svg:x1="12.5cm" svg:y1="11.25cm" svg:x2="16.061cm" svg:y2="5.75cm" draw:start-shape="id6" draw:start-glue-point="1" draw:end-shape="id3" draw:end-glue-point="3">
          <text:p text:style-name="P2"><text:span text:style-name="T3">80 <text:s text:c="2"/></text:span></text:p>
        </draw:connector>
        <draw:connector draw:style-name="gr5" draw:text-style-name="P4" draw:layer="layout" draw:type="lines" svg:x1="12.5cm" svg:y1="11.25cm" svg:x2="16.061cm" svg:y2="7.75cm" draw:start-shape="id6" draw:start-glue-point="1" draw:end-shape="id1" draw:end-glue-point="3">
          <text:p text:style-name="P2"><text:span text:style-name="T2"><text:s text:c="6"/></text:span><text:span text:style-name="T2">120</text:span></text:p>
        </draw:connector>
        <draw:frame draw:style-name="gr9" draw:id="id8" draw:layer="layout" svg:width="0.514cm" svg:height="0.52cm" svg:x="6cm" svg:y="14.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ircle draw:style-name="gr10" draw:text-style-name="P7" draw:id="id10" draw:layer="layout" svg:width="0.25cm" svg:height="0.25cm" svg:x="3cm" svg:y="15.5cm">
          <text:p/>
        </draw:circle>
        <draw:circle draw:style-name="gr10" draw:text-style-name="P7" draw:id="id7" draw:layer="layout" svg:width="0.25cm" svg:height="0.25cm" svg:x="3cm" svg:y="13cm">
          <text:p/>
        </draw:circle>
        <draw:circle draw:style-name="gr10" draw:text-style-name="P7" draw:id="id11" draw:layer="layout" svg:width="0.25cm" svg:height="0.25cm" svg:x="3cm" svg:y="16.75cm">
          <text:p/>
        </draw:circle>
        <draw:circle draw:style-name="gr10" draw:text-style-name="P7" draw:id="id9" draw:layer="layout" svg:width="0.25cm" svg:height="0.25cm" svg:x="3cm" svg:y="14.25cm">
          <text:p/>
        </draw:circle>
        <draw:connector draw:style-name="gr11" draw:text-style-name="P6" draw:layer="layout" draw:type="line" svg:x1="3.25cm" svg:y1="13.125cm" svg:x2="6cm" svg:y2="14.98cm" draw:start-shape="id7" draw:start-glue-point="1" draw:end-shape="id8" draw:end-glue-point="3">
          <text:p text:style-name="P2"><text:span text:style-name="T3">w11</text:span></text:p>
        </draw:connector>
        <draw:connector draw:style-name="gr11" draw:text-style-name="P6" draw:layer="layout" draw:type="line" svg:x1="3.25cm" svg:y1="14.375cm" svg:x2="6cm" svg:y2="14.98cm" draw:start-shape="id9" draw:start-glue-point="1" draw:end-shape="id8" draw:end-glue-point="3">
          <text:p text:style-name="P2"><text:span text:style-name="T3">w21</text:span></text:p>
        </draw:connector>
        <draw:connector draw:style-name="gr11" draw:text-style-name="P6" draw:layer="layout" draw:type="line" svg:x1="3.25cm" svg:y1="15.625cm" svg:x2="6cm" svg:y2="14.98cm" draw:start-shape="id10" draw:start-glue-point="1" draw:end-shape="id8" draw:end-glue-point="3">
          <text:p text:style-name="P2"><text:span text:style-name="T3">w31</text:span></text:p>
        </draw:connector>
        <draw:connector draw:style-name="gr11" draw:text-style-name="P6" draw:layer="layout" draw:type="line" svg:x1="3.25cm" svg:y1="16.875cm" svg:x2="6cm" svg:y2="14.98cm" draw:start-shape="id11" draw:start-glue-point="1" draw:end-shape="id8" draw:end-glue-point="3">
          <text:p text:style-name="P2"><text:span text:style-name="T3">w41</text:span></text:p>
        </draw:connector>
        <draw:g draw:id="id14">
          <draw:rect draw:style-name="gr1" draw:text-style-name="P5" draw:layer="layout" svg:width="1cm" svg:height="1.5cm" svg:x="7.967cm" svg:y="14.229cm">
            <text:p/>
          </draw:rect>
          <draw:line draw:style-name="gr12" draw:text-style-name="P5" draw:id="id13" draw:layer="layout" svg:x1="7.967cm" svg:y1="15.229cm" svg:x2="8.467cm" svg:y2="15.229cm">
            <text:p/>
          </draw:line>
          <draw:line draw:style-name="gr12" draw:text-style-name="P5" draw:id="id12" draw:layer="layout" svg:x1="8.467cm" svg:y1="14.729cm" svg:x2="8.967cm" svg:y2="14.729cm">
            <text:p/>
          </draw:line>
          <draw:connector draw:style-name="gr12" draw:text-style-name="P5" draw:layer="layout" draw:type="line" svg:x1="8.467cm" svg:y1="14.729cm" svg:x2="8.467cm" svg:y2="15.229cm" draw:start-shape="id12" draw:start-glue-point="3" draw:end-shape="id13" draw:end-glue-point="1">
            <text:p/>
          </draw:connector>
        </draw:g>
        <draw:connector draw:style-name="gr13" draw:text-style-name="P5" draw:layer="layout" draw:type="line" svg:x1="6.514cm" svg:y1="14.98cm" svg:x2="7.967cm" svg:y2="14.979cm" draw:start-shape="id8" draw:start-glue-point="1" draw:end-shape="id14" draw:end-glue-point="3">
          <text:p/>
        </draw:connector>
        <draw:rect draw:style-name="gr1" draw:text-style-name="P5" draw:id="id15" draw:layer="layout" svg:width="2.417cm" svg:height="2.352cm" svg:x="16.627cm" svg:y="12.739cm">
          <text:p/>
        </draw:rect>
        <draw:connector draw:style-name="gr1" draw:text-style-name="P5" draw:layer="layout" draw:type="line" svg:x1="17.835cm" svg:y1="12.739cm" svg:x2="19.044cm" svg:y2="13.915cm" draw:start-shape="id15" draw:start-glue-point="0" draw:end-shape="id15" draw:end-glue-point="1">
          <text:p/>
        </draw:connector>
        <draw:circle draw:style-name="gr14" draw:text-style-name="P5" draw:layer="layout" svg:width="0.261cm" svg:height="0.262cm" svg:x="18.897cm" svg:y="12.591cm">
          <text:p/>
        </draw:circle>
        <draw:circle draw:style-name="gr15" draw:text-style-name="P5" draw:layer="layout" svg:width="0.261cm" svg:height="0.262cm" svg:x="16.513cm" svg:y="12.624cm">
          <text:p/>
        </draw:circle>
        <draw:circle draw:style-name="gr15" draw:text-style-name="P5" draw:layer="layout" svg:width="0.261cm" svg:height="0.262cm" svg:x="18.898cm" svg:y="14.96cm">
          <text:p/>
        </draw:circle>
        <draw:circle draw:style-name="gr15" draw:text-style-name="P5" draw:layer="layout" svg:width="0.261cm" svg:height="0.262cm" svg:x="16.514cm" svg:y="14.89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Стили_20_стрелок_20_2" draw:display-name="Стили стрелок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ru" style:country-asian="RU" style:font-family-complex="Tahoma" style:font-family-generic-complex="system" style:font-pitch-complex="variable" style:font-size-complex="24pt" style:language-complex="ru" style:country-complex="R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
  </meta:generator>
    <meta:creation-date>2007-01-18T00:51:50</meta:creation-date>
    <dc:creator>Андрей Хомяков</dc:creator>
    <dc:date>2007-11-03T10:55:44</dc:date>
    <meta:editing-cycles>7</meta:editing-cycles>
    <meta:editing-duration>PT2H15M25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